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officeooo:rsid="000feb42" officeooo:paragraph-rsid="000feb42"/>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officeooo:rsid="000feb42" officeooo:paragraph-rsid="000feb42"/>
    </style:style>
    <style:style style:name="P5" style:family="paragraph" style:parent-style-name="Standard">
      <style:paragraph-properties fo:margin-top="0cm" fo:margin-bottom="0cm" loext:contextual-spacing="false"/>
      <style:text-properties fo:font-weight="bold" officeooo:rsid="000feb42" officeooo:paragraph-rsid="000feb42" style:font-weight-asian="bold" style:font-weight-complex="bold"/>
    </style:style>
    <style:style style:name="P6" style:family="paragraph" style:parent-style-name="Standard">
      <style:paragraph-properties fo:margin-top="0cm" fo:margin-bottom="0cm" loext:contextual-spacing="false" fo:break-before="page"/>
      <style:text-properties officeooo:rsid="000feb42" officeooo:paragraph-rsid="000feb42"/>
    </style:style>
    <style:style style:name="P7" style:family="paragraph" style:parent-style-name="Standard" style:master-page-name="Standard">
      <style:paragraph-properties style:page-number="auto"/>
    </style:style>
    <style:style style:name="T1" style:family="text">
      <style:text-properties style:font-name="Times New Roman" fo:font-size="12pt"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arch 16, 2017</text:span></text:p>
      <text:p text:style-name="P2"><text:bookmark text:name="_GoBack"/><text:span text:style-name="T1">Revision: 2017 August 8</text:span></text:p>
      <text:p text:style-name="P1"/>
      <text:p text:style-name="Standard"><text:span text:style-name="T1">Dear Dr. Heber,</text:span></text:p>
      <text:p text:style-name="Standard"><text:span text:style-name="T1">We wish to submit our manuscript entitled “Validation of an effective, low cost and open access 3D printed stethoscope” for publication in PLoS One.</text:span></text:p>
      <text:p text:style-name="P1"/>
      <text:p text:style-name="Standard"><text:span text:style-name="T1">The stethoscope is an integral piece of equipment in clinical medicine and, despite little innovation in its design since 1963, remains an expensive part of a physician’s armamentarium, costing upwards of 300 USD. For clinicians practicing in developing countries, the cost of a high quality acoustic stethoscope can be a significant barrier, ultimately affecting the health of patients in their region. </text:span></text:p>
      <text:p text:style-name="P1"/>
      <text:p text:style-name="Standard"><text:span text:style-name="T1">In our manuscript, we describe the design and validation of a low cost acoustic stethoscope that is comparable to the Littmann Cardiology III using materials that are readily available. Complex parts which transduce sound such as the bell and Y piece have been 3D printed and designs have been made available online (</text:span><text:a xlink:type="simple" xlink:href="https://github.com/GliaX" text:style-name="Internet_20_link" text:visited-style-name="Visited_20_Internet_20_Link"><text:span text:style-name="T1">https://github.com/GliaX</text:span></text:a><text:span text:style-name="T1">). Our stethoscope model has been trialed successfully in the Gaza Strip, where access to supplies is extremely limited. By allowing our designs to be free of cost and open access, we hope to improve worldwide health care in other regions by providing access to low cost clinical tools.</text:span></text:p>
      <text:p text:style-name="P1"/>
      <text:p text:style-name="Standard"><text:span text:style-name="T1">We believe that this paper will be of interest to the readers of PLoS One, a journal which agrees with our group’s culture of open access. We have had no previous communication with PLoS One editors or staff members regarding this manuscript. All co-authors have approved of the submitted version of the manuscript, and none have conflicting interests to report.</text:span></text:p>
      <text:p text:style-name="P1"/>
      <text:p text:style-name="Standard"><text:span text:style-name="T1">Thank you for your time.</text:span></text:p>
      <text:p text:style-name="Standard"><text:span text:style-name="T1">Sincerely,</text:span></text:p>
      <text:p text:style-name="P1"/>
      <text:p text:style-name="P3"><text:span text:style-name="T1">Alexander Pavlosky</text:span></text:p>
      <text:p text:style-name="P3"><text:span text:style-name="T1">Schulich School of Medicine and Dentistry</text:span></text:p>
      <text:p text:style-name="P3"><text:span text:style-name="T1">Western University</text:span></text:p>
      <text:p text:style-name="P3"><text:span text:style-name="T1">London, ON, Canada</text:span></text:p>
      <text:p text:style-name="P3"><text:span text:style-name="T1"/></text:p>
      <text:p text:style-name="P6"><text:span text:style-name="T1">Addendum:</text:span></text:p>
      <text:p text:style-name="P4"><text:span text:style-name="T1"/></text:p>
      <text:p text:style-name="P4"><text:span text:style-name="T1">Please find enclosed our modified funding and competing interest statements:</text:span></text:p>
      <text:p text:style-name="P4"><text:span text:style-name="T1"/></text:p>
      <text:p text:style-name="P5"><text:span text:style-name="T1">Funding statement</text:span></text:p>
      <text:p text:style-name="P4"><text:span text:style-name="T1">The authors received no specific funding for this work. The project was self-funded by Dr. Tarek Loubani. After the completion of the experimental work described in this paper, Dr. Tarek Loubani was awarded a grant for Alex Pavlosky to help prepare the manuscript and figures. Dr. Tarek Loubani was also awarded a fellowship with the Shuttleworth Foundation. During the latter stages of the preparation of the manuscript, Dr. Tarek Loubani received protected research time funded by the Foundation. While several authors are affiliated with Glia Inc., this research corporation is solely owned and controlled by Dr. Tarek Loubani, did not exist during the experimental work on this project, and had no role in funding or decision-making for any members of the project.</text:span></text:p>
      <text:p text:style-name="P4"><text:span text:style-name="T1"/></text:p>
      <text:p text:style-name="P5"><text:span text:style-name="T1">Competing interests statement</text:span></text:p>
      <text:p text:style-name="P4"><text:span text:style-name="T1">The authors have declared that no competing interests exist. Some authors are affiliated with Glia Inc., a research corporation solely owned and controlled by Dr. Tarek Loubani. The corporation has no role in this publication, and this affiliation does not alter our adherence to PLOS ONE policies on sharing data and materi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dc:creator>Tarek Loubani</dc:creator>
    <meta:editing-cycles>14</meta:editing-cycles>
    <meta:creation-date>2016-06-27T17:01:00</meta:creation-date>
    <dc:date>2017-08-08T07:33:00.367222050</dc:date>
    <meta:editing-duration>PT1H3M20S</meta:editing-duration>
    <meta:generator>LibreOffice/5.3.1.2$Linux_X86_64 LibreOffice_project/30m0$Build-2</meta:generator>
    <meta:document-statistic meta:table-count="0" meta:image-count="0" meta:object-count="0" meta:page-count="2" meta:paragraph-count="19" meta:word-count="465" meta:character-count="2949" meta:non-whitespace-character-count="25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